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style:font-name="sans-serif" fo:font-size="11pt" officeooo:rsid="002cd7fa" officeooo:paragraph-rsid="003decb9" style:font-size-asian="11pt" style:font-size-complex="11pt"/>
    </style:style>
    <style:style style:name="P2" style:family="paragraph" style:parent-style-name="Standard">
      <style:paragraph-properties fo:text-align="justify" style:justify-single-word="false"/>
      <style:text-properties style:font-name="sans-serif" fo:font-size="12pt" officeooo:rsid="002cd7fa" officeooo:paragraph-rsid="002cd7fa" style:font-size-asian="12pt" style:font-size-complex="12pt"/>
    </style:style>
    <style:style style:name="P3" style:family="paragraph" style:parent-style-name="Standard">
      <style:paragraph-properties fo:text-align="justify" style:justify-single-word="false"/>
      <style:text-properties style:font-name="sans-serif" fo:font-size="12pt" fo:font-style="normal" officeooo:rsid="002cd7fa" officeooo:paragraph-rsid="002cd7fa" style:font-size-asian="12pt" style:font-style-asian="normal" style:font-size-complex="12pt" style:font-style-complex="normal"/>
    </style:style>
    <style:style style:name="P4" style:family="paragraph" style:parent-style-name="Standard">
      <style:paragraph-properties fo:text-align="justify" style:justify-single-word="false"/>
      <style:text-properties style:font-name="sans-serif" fo:font-size="12pt" fo:font-style="normal" officeooo:rsid="002cd7fa" officeooo:paragraph-rsid="0030f1bf" style:font-size-asian="12pt" style:font-style-asian="normal" style:font-size-complex="12pt" style:font-style-complex="normal"/>
    </style:style>
    <style:style style:name="P5" style:family="paragraph" style:parent-style-name="Standard">
      <style:paragraph-properties fo:text-align="justify" style:justify-single-word="false"/>
      <style:text-properties style:font-name="sans-serif" fo:font-size="12pt" fo:font-style="normal" officeooo:rsid="0038ed8b" officeooo:paragraph-rsid="0038ed8b" style:font-size-asian="12pt" style:font-style-asian="normal" style:font-size-complex="12pt" style:font-style-complex="normal"/>
    </style:style>
    <style:style style:name="P6" style:family="paragraph" style:parent-style-name="Standard">
      <style:paragraph-properties fo:text-align="justify" style:justify-single-word="false"/>
      <style:text-properties style:font-name="sans-serif" fo:font-size="12pt" fo:font-style="normal" officeooo:rsid="0038ed8b" officeooo:paragraph-rsid="003a5279" style:font-size-asian="12pt" style:font-style-asian="normal" style:font-size-complex="12pt" style:font-style-complex="normal"/>
    </style:style>
    <style:style style:name="P7" style:family="paragraph" style:parent-style-name="Standard">
      <style:paragraph-properties fo:text-align="justify" style:justify-single-word="false"/>
      <style:text-properties style:font-name="sans-serif" fo:font-size="12pt" fo:font-style="normal" officeooo:rsid="003c1fde" officeooo:paragraph-rsid="003c1fde" style:font-size-asian="12pt" style:font-style-asian="normal" style:font-size-complex="12pt" style:font-style-complex="normal"/>
    </style:style>
    <style:style style:name="P8" style:family="paragraph" style:parent-style-name="Standard">
      <style:paragraph-properties fo:text-align="justify" style:justify-single-word="false"/>
      <style:text-properties style:font-name="sans-serif" fo:font-size="12pt" fo:font-style="normal" fo:font-weight="normal" officeooo:rsid="004147dd" officeooo:paragraph-rsid="004147dd" style:font-size-asian="12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style:font-name="sans-serif" fo:font-size="11pt" fo:font-style="italic" officeooo:rsid="001c0ba0" officeooo:paragraph-rsid="001dfa20" style:font-size-asian="11pt" style:font-style-asian="italic" style:font-size-complex="11pt" style:font-style-complex="italic"/>
    </style:style>
    <style:style style:name="P10" style:family="paragraph" style:parent-style-name="Standard">
      <style:paragraph-properties fo:text-align="justify" style:justify-single-word="false"/>
      <style:text-properties style:font-name="sans-serif" fo:font-size="11pt" fo:font-style="italic" officeooo:rsid="001c0ba0" officeooo:paragraph-rsid="001f1dd5" style:font-size-asian="11pt" style:font-style-asian="italic" style:font-size-complex="11pt" style:font-style-complex="italic"/>
    </style:style>
    <style:style style:name="P11" style:family="paragraph" style:parent-style-name="Standard">
      <style:paragraph-properties fo:text-align="justify" style:justify-single-word="false"/>
      <style:text-properties style:font-name="sans-serif" fo:font-size="11pt" fo:font-style="italic" officeooo:rsid="001c0ba0" officeooo:paragraph-rsid="00375e8b" style:font-size-asian="11pt" style:font-style-asian="italic" style:font-size-complex="11pt" style:font-style-complex="italic"/>
    </style:style>
    <style:style style:name="P12" style:family="paragraph" style:parent-style-name="Standard">
      <style:paragraph-properties fo:text-align="justify" style:justify-single-word="false"/>
      <style:text-properties style:font-name="sans-serif" fo:font-size="11pt" fo:font-style="italic" officeooo:rsid="001f1b72" officeooo:paragraph-rsid="001f1b72" style:font-size-asian="11pt" style:font-style-asian="italic" style:font-size-complex="11pt" style:font-style-complex="italic"/>
    </style:style>
    <style:style style:name="P13" style:family="paragraph" style:parent-style-name="Standard">
      <style:paragraph-properties fo:text-align="justify" style:justify-single-word="false"/>
      <style:text-properties style:font-name="sans-serif" fo:font-size="11pt" fo:font-style="italic" officeooo:rsid="001f1b72" officeooo:paragraph-rsid="001f1dd5" style:font-size-asian="11pt" style:font-style-asian="italic" style:font-size-complex="11pt" style:font-style-complex="italic"/>
    </style:style>
    <style:style style:name="P14" style:family="paragraph" style:parent-style-name="Standard">
      <style:paragraph-properties fo:text-align="justify" style:justify-single-word="false"/>
      <style:text-properties style:font-name="sans-serif" fo:font-size="11pt" fo:font-style="italic" officeooo:rsid="001f1b72" officeooo:paragraph-rsid="00380fdc" style:font-size-asian="11pt" style:font-style-asian="italic" style:font-size-complex="11pt" style:font-style-complex="italic"/>
    </style:style>
    <style:style style:name="P15" style:family="paragraph" style:parent-style-name="Standard">
      <style:paragraph-properties fo:text-align="justify" style:justify-single-word="false"/>
      <style:text-properties style:font-name="sans-serif" fo:font-size="11pt" fo:font-style="italic" officeooo:rsid="0020fc68" officeooo:paragraph-rsid="0020fc68" style:font-size-asian="11pt" style:font-style-asian="italic" style:font-size-complex="11pt" style:font-style-complex="italic"/>
    </style:style>
    <style:style style:name="P16" style:family="paragraph" style:parent-style-name="Standard">
      <style:paragraph-properties fo:text-align="justify" style:justify-single-word="false"/>
      <style:text-properties style:font-name="sans-serif" fo:font-size="11pt" fo:font-style="italic" officeooo:rsid="0020fc68" officeooo:paragraph-rsid="002436bf" style:font-size-asian="11pt" style:font-style-asian="italic" style:font-size-complex="11pt" style:font-style-complex="italic"/>
    </style:style>
    <style:style style:name="P17" style:family="paragraph" style:parent-style-name="Standard">
      <style:paragraph-properties fo:text-align="justify" style:justify-single-word="false"/>
      <style:text-properties style:font-name="sans-serif" fo:font-size="11pt" fo:font-style="italic" officeooo:rsid="0020fc68" officeooo:paragraph-rsid="00375e8b" style:font-size-asian="11pt" style:font-style-asian="italic" style:font-size-complex="11pt" style:font-style-complex="italic"/>
    </style:style>
    <style:style style:name="P18" style:family="paragraph" style:parent-style-name="Standard">
      <style:paragraph-properties fo:text-align="justify" style:justify-single-word="false"/>
      <style:text-properties style:font-name="sans-serif" fo:font-size="11pt" fo:font-style="italic" officeooo:rsid="001dfa20" officeooo:paragraph-rsid="001dfa20" style:font-size-asian="11pt" style:font-style-asian="italic" style:font-size-complex="11pt" style:font-style-complex="italic"/>
    </style:style>
    <style:style style:name="P19" style:family="paragraph" style:parent-style-name="Standard">
      <style:paragraph-properties fo:text-align="justify" style:justify-single-word="false"/>
      <style:text-properties style:font-name="sans-serif" fo:font-size="11pt" fo:font-style="italic" officeooo:rsid="001dfa20" officeooo:paragraph-rsid="0030f1bf" style:font-size-asian="11pt" style:font-style-asian="italic" style:font-size-complex="11pt" style:font-style-complex="italic"/>
    </style:style>
    <style:style style:name="P20" style:family="paragraph" style:parent-style-name="Standard">
      <style:paragraph-properties fo:text-align="justify" style:justify-single-word="false"/>
      <style:text-properties style:font-name="sans-serif" fo:font-size="11pt" fo:font-style="italic" officeooo:rsid="001dfa20" officeooo:paragraph-rsid="00375e8b" style:font-size-asian="11pt" style:font-style-asian="italic" style:font-size-complex="11pt" style:font-style-complex="italic"/>
    </style:style>
    <style:style style:name="P21" style:family="paragraph" style:parent-style-name="Standard">
      <style:paragraph-properties fo:text-align="justify" style:justify-single-word="false"/>
      <style:text-properties style:font-name="sans-serif" fo:font-size="11pt" fo:font-style="italic" officeooo:rsid="001f1dd5" officeooo:paragraph-rsid="001f1dd5" style:font-size-asian="11pt" style:font-style-asian="italic" style:font-size-complex="11pt" style:font-style-complex="italic"/>
    </style:style>
    <style:style style:name="P22" style:family="paragraph" style:parent-style-name="Standard">
      <style:paragraph-properties fo:text-align="justify" style:justify-single-word="false"/>
      <style:text-properties style:font-name="sans-serif" fo:font-size="11pt" fo:font-style="italic" officeooo:rsid="001f1dd5" officeooo:paragraph-rsid="00375e8b" style:font-size-asian="11pt" style:font-style-asian="italic" style:font-size-complex="11pt" style:font-style-complex="italic"/>
    </style:style>
    <style:style style:name="P23" style:family="paragraph" style:parent-style-name="Standard">
      <style:paragraph-properties fo:text-align="justify" style:justify-single-word="false"/>
      <style:text-properties style:font-name="sans-serif" fo:font-size="11pt" officeooo:rsid="0030662b" officeooo:paragraph-rsid="0030662b" style:font-size-asian="11pt" style:font-size-complex="11pt"/>
    </style:style>
    <style:style style:name="P24" style:family="paragraph" style:parent-style-name="Standard">
      <style:paragraph-properties fo:text-align="justify" style:justify-single-word="false"/>
      <style:text-properties style:font-name="sans-serif" fo:font-size="11pt" officeooo:rsid="0030662b" officeooo:paragraph-rsid="003614f3" style:font-size-asian="11pt" style:font-size-complex="11pt"/>
    </style:style>
    <style:style style:name="P25" style:family="paragraph" style:parent-style-name="Standard">
      <style:paragraph-properties fo:text-align="justify" style:justify-single-word="false"/>
      <style:text-properties style:font-name="sans-serif" fo:font-size="11pt" officeooo:paragraph-rsid="001dfa20" style:font-size-asian="11pt" style:font-size-complex="11pt"/>
    </style:style>
    <style:style style:name="P26" style:family="paragraph" style:parent-style-name="Standard">
      <style:paragraph-properties fo:text-align="justify" style:justify-single-word="false"/>
      <style:text-properties style:font-name="sans-serif" fo:font-size="11pt" officeooo:paragraph-rsid="002cd7fa" style:font-size-asian="11pt" style:font-size-complex="11pt"/>
    </style:style>
    <style:style style:name="P27" style:family="paragraph" style:parent-style-name="Standard">
      <style:paragraph-properties fo:text-align="justify" style:justify-single-word="false"/>
      <style:text-properties style:font-name="sans-serif" fo:font-size="11pt" officeooo:paragraph-rsid="0046c188" style:font-size-asian="11pt" style:font-size-complex="11pt"/>
    </style:style>
    <style:style style:name="P28" style:family="paragraph" style:parent-style-name="Standard">
      <style:paragraph-properties fo:text-align="justify" style:justify-single-word="false"/>
      <style:text-properties style:font-name="sans-serif" fo:font-size="11pt" officeooo:paragraph-rsid="001c0ba0" style:font-size-asian="11pt" style:font-size-complex="11pt"/>
    </style:style>
    <style:style style:name="P29" style:family="paragraph" style:parent-style-name="Standard">
      <style:paragraph-properties fo:text-align="justify" style:justify-single-word="false"/>
      <style:text-properties style:font-name="sans-serif" fo:font-size="11pt" officeooo:paragraph-rsid="0030662b" style:font-size-asian="11pt" style:font-size-complex="11pt"/>
    </style:style>
    <style:style style:name="P30" style:family="paragraph" style:parent-style-name="Standard">
      <style:paragraph-properties fo:text-align="justify" style:justify-single-word="false"/>
      <style:text-properties style:font-name="sans-serif" fo:font-size="11pt" officeooo:paragraph-rsid="00496840" style:font-size-asian="11pt" style:font-size-complex="11pt"/>
    </style:style>
    <style:style style:name="P31" style:family="paragraph" style:parent-style-name="Standard">
      <style:paragraph-properties fo:text-align="justify" style:justify-single-word="false"/>
      <style:text-properties style:font-name="sans-serif" fo:font-size="11pt" officeooo:paragraph-rsid="001ee667" style:font-size-asian="11pt" style:font-size-complex="11pt"/>
    </style:style>
    <style:style style:name="P32" style:family="paragraph" style:parent-style-name="Standard">
      <style:paragraph-properties fo:text-align="justify" style:justify-single-word="false"/>
      <style:text-properties style:font-name="sans-serif" fo:font-size="11pt" officeooo:paragraph-rsid="0030f1bf" style:font-size-asian="11pt" style:font-size-complex="11pt"/>
    </style:style>
    <style:style style:name="P33" style:family="paragraph" style:parent-style-name="Standard">
      <style:paragraph-properties fo:text-align="justify" style:justify-single-word="false"/>
      <style:text-properties style:font-name="sans-serif" fo:font-size="11pt" officeooo:paragraph-rsid="001f1dd5" style:font-size-asian="11pt" style:font-size-complex="11pt"/>
    </style:style>
    <style:style style:name="P34" style:family="paragraph" style:parent-style-name="Standard">
      <style:paragraph-properties fo:text-align="justify" style:justify-single-word="false"/>
      <style:text-properties style:font-name="sans-serif" fo:font-size="11pt" officeooo:rsid="001c0ba0" officeooo:paragraph-rsid="001ee667" style:font-size-asian="11pt" style:font-size-complex="11pt"/>
    </style:style>
    <style:style style:name="P35" style:family="paragraph" style:parent-style-name="Standard">
      <style:paragraph-properties fo:text-align="justify" style:justify-single-word="false"/>
      <style:text-properties style:font-name="sans-serif" fo:font-size="11pt" officeooo:rsid="001c0ba0" officeooo:paragraph-rsid="0035cce4" style:font-size-asian="11pt" style:font-size-complex="11pt"/>
    </style:style>
    <style:style style:name="P36" style:family="paragraph" style:parent-style-name="Standard">
      <style:paragraph-properties fo:text-align="justify" style:justify-single-word="false"/>
      <style:text-properties style:font-name="sans-serif" fo:font-size="11pt" officeooo:rsid="00299a24" officeooo:paragraph-rsid="00380fdc" style:font-size-asian="11pt" style:font-size-complex="11pt"/>
    </style:style>
    <style:style style:name="P37" style:family="paragraph" style:parent-style-name="Standard">
      <style:paragraph-properties fo:text-align="justify" style:justify-single-word="false"/>
      <style:text-properties style:font-name="sans-serif" fo:font-size="11pt" officeooo:rsid="00299a24" officeooo:paragraph-rsid="002ab087" style:font-size-asian="11pt" style:font-size-complex="11pt"/>
    </style:style>
    <style:style style:name="P38" style:family="paragraph" style:parent-style-name="Standard">
      <style:paragraph-properties fo:text-align="justify" style:justify-single-word="false"/>
      <style:text-properties style:font-name="sans-serif" fo:font-size="11pt" officeooo:rsid="002cd7fa" officeooo:paragraph-rsid="002cd7fa" style:font-size-asian="11pt" style:font-size-complex="11pt"/>
    </style:style>
    <style:style style:name="P39" style:family="paragraph" style:parent-style-name="Standard">
      <style:paragraph-properties fo:text-align="justify" style:justify-single-word="false"/>
      <style:text-properties style:font-name="sans-serif" fo:font-size="11pt" officeooo:rsid="002cd7fa" officeooo:paragraph-rsid="003decb9" style:font-size-asian="11pt" style:font-size-complex="11pt"/>
    </style:style>
    <style:style style:name="P40" style:family="paragraph" style:parent-style-name="Standard">
      <style:paragraph-properties fo:text-align="justify" style:justify-single-word="false"/>
      <style:text-properties style:font-name="sans-serif" fo:font-size="11pt" style:text-underline-style="none" officeooo:paragraph-rsid="002cd7fa" style:font-size-asian="11pt" style:font-size-complex="11pt"/>
    </style:style>
    <style:style style:name="P41" style:family="paragraph" style:parent-style-name="Standard">
      <style:paragraph-properties fo:text-align="justify" style:justify-single-word="false"/>
      <style:text-properties style:font-name="sans-serif" fo:font-size="11pt" fo:font-style="normal" officeooo:rsid="0020fc68" officeooo:paragraph-rsid="002436bf" style:font-size-asian="11pt" style:font-style-asian="normal" style:font-size-complex="11pt" style:font-style-complex="normal"/>
    </style:style>
    <style:style style:name="P42" style:family="paragraph" style:parent-style-name="Standard">
      <style:paragraph-properties fo:text-align="justify" style:justify-single-word="false"/>
      <style:text-properties style:font-name="sans-serif" fo:font-size="11pt" fo:font-style="normal" officeooo:rsid="003fae57" officeooo:paragraph-rsid="003fae57" style:font-size-asian="11pt" style:font-style-asian="normal" style:font-size-complex="11pt" style:font-style-complex="normal"/>
    </style:style>
    <style:style style:name="P43" style:family="paragraph" style:parent-style-name="Standard">
      <style:paragraph-properties fo:text-align="justify" style:justify-single-word="false"/>
      <style:text-properties style:font-name="sans-serif" fo:font-size="11pt" fo:font-style="normal" fo:font-weight="bold" officeooo:rsid="004147dd" officeooo:paragraph-rsid="004147dd" style:font-size-asian="11pt" style:font-style-asian="normal" style:font-weight-asian="bold" style:font-size-complex="11pt" style:font-style-complex="normal" style:font-weight-complex="bold"/>
    </style:style>
    <style:style style:name="P44" style:family="paragraph" style:parent-style-name="Standard">
      <style:paragraph-properties fo:text-align="justify" style:justify-single-word="false"/>
      <style:text-properties style:font-name="sans-serif" fo:font-size="11pt" fo:font-style="normal" fo:font-weight="normal" officeooo:rsid="004147dd" officeooo:paragraph-rsid="004147dd" style:font-size-asian="11pt" style:font-style-asian="normal" style:font-weight-asian="normal" style:font-size-complex="11pt" style:font-style-complex="normal" style:font-weight-complex="normal"/>
    </style:style>
    <style:style style:name="P45" style:family="paragraph" style:parent-style-name="Standard">
      <style:paragraph-properties fo:text-align="justify" style:justify-single-word="false"/>
      <style:text-properties style:font-name="sans-serif" fo:font-size="11pt" fo:font-weight="bold" officeooo:rsid="002cd7fa" officeooo:paragraph-rsid="002cd7fa" style:font-size-asian="11pt" style:font-weight-asian="bold" style:font-size-complex="11pt" style:font-weight-complex="bold"/>
    </style:style>
    <style:style style:name="P46" style:family="paragraph" style:parent-style-name="Standard">
      <style:paragraph-properties fo:text-align="justify" style:justify-single-word="false"/>
      <style:text-properties fo:font-size="11pt" officeooo:paragraph-rsid="001dfa20" style:font-size-asian="11pt" style:font-size-complex="11pt"/>
    </style:style>
    <style:style style:name="P47" style:family="paragraph" style:parent-style-name="Standard">
      <style:paragraph-properties fo:text-align="justify" style:justify-single-word="false"/>
      <style:text-properties fo:font-size="11pt" officeooo:paragraph-rsid="00319646" style:font-size-asian="11pt" style:font-size-complex="11pt"/>
    </style:style>
    <style:style style:name="P48" style:family="paragraph" style:parent-style-name="Standard">
      <style:paragraph-properties fo:text-align="justify" style:justify-single-word="false"/>
      <style:text-properties fo:font-size="11pt" officeooo:paragraph-rsid="00380fdc" style:font-size-asian="11pt" style:font-size-complex="11pt"/>
    </style:style>
    <style:style style:name="P49" style:family="paragraph" style:parent-style-name="Standard">
      <style:paragraph-properties fo:text-align="justify" style:justify-single-word="false"/>
      <style:text-properties fo:font-size="11pt" officeooo:rsid="00299a24" officeooo:paragraph-rsid="003614f3" style:font-size-asian="11pt" style:font-size-complex="11pt"/>
    </style:style>
    <style:style style:name="P50" style:family="paragraph" style:parent-style-name="Standard">
      <style:paragraph-properties fo:text-align="justify" style:justify-single-word="false"/>
      <style:text-properties style:font-name="FreeMono" fo:font-size="11pt" fo:font-style="normal" style:text-underline-style="none" officeooo:paragraph-rsid="001dfa20" style:font-size-asian="11pt" style:font-style-asian="normal" style:font-size-complex="11pt" style:font-style-complex="normal"/>
    </style:style>
    <style:style style:name="P51" style:family="paragraph" style:parent-style-name="Standard">
      <style:paragraph-properties fo:text-align="justify" style:justify-single-word="false"/>
      <style:text-properties style:font-name="FreeMono" fo:font-size="11pt" style:text-underline-style="none" officeooo:rsid="001f1dd5" officeooo:paragraph-rsid="0030f1bf" style:font-size-asian="11pt" style:font-size-complex="11pt"/>
    </style:style>
    <style:style style:name="P52" style:family="paragraph" style:parent-style-name="Standard">
      <style:paragraph-properties fo:text-align="justify" style:justify-single-word="false"/>
      <style:text-properties style:font-name="FreeMono" fo:font-size="11pt" style:text-underline-style="none" officeooo:rsid="001f1dd5" officeooo:paragraph-rsid="001f1dd5" style:font-size-asian="11pt" style:font-size-complex="11pt"/>
    </style:style>
    <style:style style:name="P53" style:family="paragraph" style:parent-style-name="Standard">
      <style:paragraph-properties fo:text-align="justify" style:justify-single-word="false" fo:break-before="page"/>
      <style:text-properties style:font-name="sans-serif" fo:font-size="11pt" fo:font-weight="bold" officeooo:rsid="001ee667" officeooo:paragraph-rsid="001ee667" style:font-size-asian="11pt" style:font-weight-asian="bold" style:font-size-complex="11pt" style:font-weight-complex="bold"/>
    </style:style>
    <style:style style:name="P54" style:family="paragraph" style:parent-style-name="Standard">
      <style:paragraph-properties fo:text-align="justify" style:justify-single-word="false" fo:break-before="page"/>
      <style:text-properties style:font-name="sans-serif" fo:font-size="11pt" fo:font-style="normal" fo:font-weight="bold" officeooo:rsid="004147dd" officeooo:paragraph-rsid="004147dd" style:font-size-asian="11pt" style:font-style-asian="normal" style:font-weight-asian="bold" style:font-size-complex="11pt" style:font-style-complex="normal" style:font-weight-complex="bold"/>
    </style:style>
    <style:style style:name="P55" style:family="paragraph" style:parent-style-name="Standard">
      <style:paragraph-properties fo:text-align="justify" style:justify-single-word="false" fo:break-before="page"/>
      <style:text-properties fo:font-size="11pt" officeooo:rsid="00299a24" officeooo:paragraph-rsid="002ab087" style:font-size-asian="11pt" style:font-size-complex="11pt"/>
    </style:style>
    <style:style style:name="P56" style:family="paragraph" style:parent-style-name="Standard">
      <style:paragraph-properties fo:text-align="justify" style:justify-single-word="false" fo:break-before="page"/>
      <style:text-properties fo:font-size="11pt" fo:font-weight="bold" officeooo:rsid="001dfa20" officeooo:paragraph-rsid="001dfa20" style:font-size-asian="11pt" style:font-weight-asian="bold" style:font-size-complex="11pt" style:font-weight-complex="bold"/>
    </style:style>
    <style:style style:name="P57" style:family="paragraph" style:parent-style-name="Standard">
      <style:paragraph-properties fo:text-align="justify" style:justify-single-word="false"/>
      <style:text-properties style:font-name="sans-serif" fo:font-size="14pt" fo:font-weight="bold" officeooo:rsid="001c0ba0" officeooo:paragraph-rsid="001dfa20" style:font-size-asian="14pt" style:font-weight-asian="bold" style:font-size-complex="14pt" style:font-weight-complex="bold"/>
    </style:style>
    <style:style style:name="P58" style:family="paragraph" style:parent-style-name="Standard">
      <style:paragraph-properties fo:text-align="justify" style:justify-single-word="false"/>
      <style:text-properties style:font-name="sans-serif" fo:font-size="11pt" fo:font-weight="normal" officeooo:rsid="001c0ba0" officeooo:paragraph-rsid="001dfa20" style:font-size-asian="11pt" style:font-weight-asian="normal" style:font-size-complex="11pt" style:font-weight-complex="normal"/>
    </style:style>
    <style:style style:name="P59" style:family="paragraph" style:parent-style-name="Standard">
      <style:paragraph-properties fo:text-align="justify" style:justify-single-word="false"/>
      <style:text-properties style:font-name="sans-serif" fo:font-size="11pt" fo:font-weight="normal" officeooo:rsid="001c0ba0" officeooo:paragraph-rsid="004cdefe" style:font-size-asian="11pt" style:font-weight-asian="normal" style:font-size-complex="11pt" style:font-weight-complex="normal"/>
    </style:style>
    <style:style style:name="P60" style:family="paragraph" style:parent-style-name="Standard">
      <style:paragraph-properties fo:text-align="justify" style:justify-single-word="false"/>
      <style:text-properties style:font-name="sans-serif" fo:font-size="11pt" fo:font-weight="normal" officeooo:rsid="001c0ba0" officeooo:paragraph-rsid="004ca7c9" style:font-size-asian="11pt" style:font-weight-asian="normal" style:font-size-complex="11pt" style:font-weight-complex="normal"/>
    </style:style>
    <style:style style:name="P61" style:family="paragraph" style:parent-style-name="Standard">
      <style:paragraph-properties fo:text-align="justify" style:justify-single-word="false"/>
      <style:text-properties style:font-name="sans-serif" fo:font-size="11pt" fo:font-weight="bold" officeooo:rsid="001c0ba0" officeooo:paragraph-rsid="004cdefe" style:font-size-asian="11pt" style:font-weight-asian="bold" style:font-size-complex="11pt" style:font-weight-complex="bold"/>
    </style:style>
    <style:style style:name="T1" style:family="text">
      <style:text-properties style:font-name="sans-serif"/>
    </style:style>
    <style:style style:name="T2" style:family="text">
      <style:text-properties style:font-name="sans-serif" officeooo:rsid="001c0ba0"/>
    </style:style>
    <style:style style:name="T3" style:family="text">
      <style:text-properties style:font-name="sans-serif" fo:font-weight="bold" style:font-weight-asian="bold" style:font-weight-complex="bold"/>
    </style:style>
    <style:style style:name="T4" style:family="text">
      <style:text-properties style:font-name="sans-serif" officeooo:rsid="00319646"/>
    </style:style>
    <style:style style:name="T5" style:family="text">
      <style:text-properties style:font-name="sans-serif" officeooo:rsid="0032a113"/>
    </style:style>
    <style:style style:name="T6" style:family="text">
      <style:text-properties style:font-name="sans-serif" officeooo:rsid="0032b90e"/>
    </style:style>
    <style:style style:name="T7" style:family="text">
      <style:text-properties style:font-name="sans-serif" officeooo:rsid="0032b90e" fo:background-color="#ffff00" loext:char-shading-value="0"/>
    </style:style>
    <style:style style:name="T8" style:family="text">
      <style:text-properties style:font-name="sans-serif" officeooo:rsid="00348d91"/>
    </style:style>
    <style:style style:name="T9" style:family="text">
      <style:text-properties style:font-name="sans-serif" officeooo:rsid="003614f3"/>
    </style:style>
    <style:style style:name="T10" style:family="text">
      <style:text-properties style:font-name="sans-serif" officeooo:rsid="0030662b"/>
    </style:style>
    <style:style style:name="T11" style:family="text">
      <style:text-properties style:font-name="sans-serif" officeooo:rsid="0030662b" fo:background-color="#66ffff" loext:char-shading-value="0"/>
    </style:style>
    <style:style style:name="T12" style:family="text">
      <style:text-properties style:font-name="sans-serif" officeooo:rsid="0045e910"/>
    </style:style>
    <style:style style:name="T13" style:family="text">
      <style:text-properties style:font-name="sans-serif" officeooo:rsid="00462a58"/>
    </style:style>
    <style:style style:name="T14" style:family="text">
      <style:text-properties style:font-name="sans-serif" fo:background-color="#fff200" loext:char-shading-value="0"/>
    </style:style>
    <style:style style:name="T15" style:family="text">
      <style:text-properties style:font-name="sans-serif" officeooo:rsid="0047701d"/>
    </style:style>
    <style:style style:name="T16" style:family="text">
      <style:text-properties style:font-name="sans-serif" officeooo:rsid="00487c86"/>
    </style:style>
    <style:style style:name="T17" style:family="text">
      <style:text-properties style:font-name="sans-serif" officeooo:rsid="00496840"/>
    </style:style>
    <style:style style:name="T18" style:family="text">
      <style:text-properties style:font-name="sans-serif" fo:font-style="normal" officeooo:rsid="003c1fde" style:font-style-asian="normal" style:font-style-complex="normal"/>
    </style:style>
    <style:style style:name="T19" style:family="text">
      <style:text-properties style:font-name="sans-serif" fo:font-style="normal" officeooo:rsid="00299a24" style:font-style-asian="normal" style:font-style-complex="normal"/>
    </style:style>
    <style:style style:name="T20" style:family="text">
      <style:text-properties fo:font-style="normal" officeooo:rsid="002dc56b" style:font-style-asian="normal" style:font-style-complex="normal"/>
    </style:style>
    <style:style style:name="T21" style:family="text">
      <style:text-properties fo:font-style="normal" officeooo:rsid="002cd7fa" style:font-style-asian="normal" style:font-style-complex="normal"/>
    </style:style>
    <style:style style:name="T22" style:family="text">
      <style:text-properties fo:font-style="normal" officeooo:rsid="003114ef" style:font-style-asian="normal" style:font-style-complex="normal"/>
    </style:style>
    <style:style style:name="T23" style:family="text">
      <style:text-properties fo:font-style="normal" officeooo:rsid="0043977d" style:font-style-asian="normal" style:font-style-complex="normal"/>
    </style:style>
    <style:style style:name="T24" style:family="text">
      <style:text-properties fo:font-style="normal" officeooo:rsid="0030f1bf" style:font-style-asian="normal" style:font-style-complex="normal"/>
    </style:style>
    <style:style style:name="T25" style:family="text">
      <style:text-properties fo:font-style="normal" officeooo:rsid="00319646" style:font-style-asian="normal" style:font-style-complex="normal"/>
    </style:style>
    <style:style style:name="T26" style:family="text">
      <style:text-properties fo:font-style="normal" style:text-underline-style="none" officeooo:rsid="002dc56b" style:font-style-asian="normal" style:font-style-complex="normal"/>
    </style:style>
    <style:style style:name="T27" style:family="text">
      <style:text-properties style:text-underline-style="none" officeooo:rsid="002dc56b"/>
    </style:style>
    <style:style style:name="T28" style:family="text">
      <style:text-properties officeooo:rsid="002e94ad"/>
    </style:style>
    <style:style style:name="T29" style:family="text">
      <style:text-properties fo:background-color="#fff200" loext:char-shading-value="0"/>
    </style:style>
    <style:style style:name="T30" style:family="text">
      <style:text-properties officeooo:rsid="0030662b"/>
    </style:style>
    <style:style style:name="T31" style:family="text">
      <style:text-properties fo:background-color="#66ffff" loext:char-shading-value="0"/>
    </style:style>
    <style:style style:name="T32" style:family="text">
      <style:text-properties officeooo:rsid="0030662b" fo:background-color="#66ffff" loext:char-shading-value="0"/>
    </style:style>
    <style:style style:name="T33" style:family="text">
      <style:text-properties style:text-position="super 58%" fo:font-style="normal" officeooo:rsid="0030f1bf" style:font-style-asian="normal" style:font-style-complex="normal"/>
    </style:style>
    <style:style style:name="T34" style:family="text">
      <style:text-properties style:font-name="FreeMono" fo:font-style="normal" style:font-style-asian="normal" style:font-style-complex="normal"/>
    </style:style>
    <style:style style:name="T35" style:family="text">
      <style:text-properties style:font-name="FreeMono" fo:font-style="normal" officeooo:rsid="0035cce4" style:font-style-asian="normal" style:font-style-complex="normal"/>
    </style:style>
    <style:style style:name="T36" style:family="text">
      <style:text-properties style:font-name="FreeMono" fo:font-style="normal" officeooo:rsid="003614f3" style:font-style-asian="normal" style:font-style-complex="normal"/>
    </style:style>
    <style:style style:name="T37" style:family="text">
      <style:text-properties style:font-name="FreeMono" fo:font-style="normal" officeooo:rsid="003c1fde" style:font-style-asian="normal" style:font-style-complex="normal"/>
    </style:style>
    <style:style style:name="T38" style:family="text">
      <style:text-properties style:font-name="FreeMono" officeooo:rsid="0030662b"/>
    </style:style>
    <style:style style:name="T39" style:family="text">
      <style:text-properties style:font-name="FreeMono" officeooo:rsid="003614f3"/>
    </style:style>
    <style:style style:name="T40" style:family="text">
      <style:text-properties style:font-name="FreeMono" fo:font-size="11pt" style:font-size-asian="11pt" style:font-size-complex="11pt"/>
    </style:style>
    <style:style style:name="T41" style:family="text">
      <style:text-properties style:font-name="FreeMono" fo:font-size="11pt" officeooo:rsid="0042a2ae" style:font-size-asian="11pt" style:font-size-complex="11pt"/>
    </style:style>
    <style:style style:name="T42" style:family="text">
      <style:text-properties fo:background-color="#ffff00" loext:char-shading-value="0"/>
    </style:style>
    <style:style style:name="T43" style:family="text">
      <style:text-properties officeooo:rsid="002cd7fa" fo:background-color="#ffff00" loext:char-shading-value="0"/>
    </style:style>
    <style:style style:name="T44" style:family="text">
      <style:text-properties officeooo:rsid="0032b90e" fo:background-color="#ffff00" loext:char-shading-value="0"/>
    </style:style>
    <style:style style:name="T45" style:family="text">
      <style:text-properties officeooo:rsid="0035cce4"/>
    </style:style>
    <style:style style:name="T46" style:family="text">
      <style:text-properties officeooo:rsid="003c1fde"/>
    </style:style>
    <style:style style:name="T47" style:family="text">
      <style:text-properties officeooo:rsid="0043977d"/>
    </style:style>
    <style:style style:name="T48" style:family="text">
      <style:text-properties officeooo:rsid="00462a58"/>
    </style:style>
    <style:style style:name="T49" style:family="text">
      <style:text-properties fo:font-size="11pt" style:font-size-asian="11pt" style:font-size-complex="11pt"/>
    </style:style>
    <style:style style:name="T50" style:family="text">
      <style:text-properties fo:font-size="11pt" officeooo:rsid="0039c8eb" style:font-size-asian="11pt" style:font-size-complex="11pt"/>
    </style:style>
    <style:style style:name="T51" style:family="text">
      <style:text-properties fo:font-size="11pt" officeooo:rsid="00462a58" style:font-size-asian="11pt" style:font-size-complex="11pt"/>
    </style:style>
    <style:style style:name="T52" style:family="text">
      <style:text-properties fo:font-size="11pt" officeooo:rsid="0042a2ae" style:font-size-asian="11pt" style:font-size-complex="11pt"/>
    </style:style>
    <style:style style:name="T53" style:family="text">
      <style:text-properties fo:font-size="11pt" officeooo:rsid="004b4ac3" style:font-size-asian="11pt" style:font-size-complex="11pt"/>
    </style:style>
    <style:style style:name="T54" style:family="text">
      <style:text-properties fo:font-size="11pt" style:text-underline-style="none" style:font-size-asian="11pt" style:font-size-complex="11pt"/>
    </style:style>
    <style:style style:name="T55" style:family="text">
      <style:text-properties fo:font-size="11pt" style:text-underline-style="none" officeooo:rsid="0020fc68" style:font-size-asian="11pt" style:font-size-complex="11pt"/>
    </style:style>
    <style:style style:name="T56" style:family="text">
      <style:text-properties fo:font-size="11pt" style:text-underline-style="none" officeooo:rsid="0030f1bf" style:font-size-asian="11pt" style:font-size-complex="11pt"/>
    </style:style>
    <style:style style:name="T57" style:family="text">
      <style:text-properties fo:font-size="11pt" style:text-underline-style="none" officeooo:rsid="00496840" style:font-size-asian="11pt" style:font-size-complex="11pt"/>
    </style:style>
    <style:style style:name="T58" style:family="text">
      <style:text-properties fo:font-size="11pt" style:text-underline-style="none" fo:background-color="#fff200" loext:char-shading-value="0" style:font-size-asian="11pt" style:font-size-complex="11pt"/>
    </style:style>
    <style:style style:name="T59" style:family="text">
      <style:text-properties fo:font-size="11pt" fo:background-color="#ffff00" loext:char-shading-value="0" style:font-size-asian="11pt" style:font-size-complex="11pt"/>
    </style:style>
    <style:style style:name="T60" style:family="text">
      <style:text-properties fo:font-size="11pt" officeooo:rsid="0030662b" fo:background-color="#66ffff" loext:char-shading-value="0" style:font-size-asian="11pt" style:font-size-complex="11pt"/>
    </style:style>
    <style:style style:name="T61" style:family="text">
      <style:text-properties officeooo:rsid="0032b90e"/>
    </style:style>
    <style:style style:name="T62" style:family="text">
      <style:text-properties officeooo:rsid="004b4ac3"/>
    </style:style>
    <style:style style:name="T63" style:family="text">
      <style:text-properties fo:font-style="italic" style:font-style-asian="italic" style:font-style-complex="italic"/>
    </style:style>
    <style:style style:name="T64" style:family="text">
      <style:text-properties fo:font-style="italic" officeooo:rsid="004b4ac3" style:font-style-asian="italic" style:font-style-complex="italic"/>
    </style:style>
    <style:style style:name="T65" style:family="text">
      <style:text-properties officeooo:rsid="004c8e1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Methods for the analysis of Topological Associating Domains (TADs)</text:p>
      <text:p text:style-name="P58"/>
      <text:p text:style-name="P59">i. <text:s text:c="2"/>Running Head</text:p>
      <text:p text:style-name="P59">ii. Summary/Abstract</text:p>
      <text:p text:style-name="P59">In one or two paragraphs, please write a brief overview of the method described (this is the abstract that appears on sites such as PubMed). </text:p>
      <text:p text:style-name="P59">iii. Key WordsPlease include 5-10 key words for referencing by electronic databases and search engines.</text:p>
      <text:p text:style-name="P60"/>
      <text:p text:style-name="P61">1. Introduction</text:p>
      <text:p text:style-name="P59">This section should contain a summary of, and the outline of any theory to, the method that you’re are describing. It should also outline the major procedures involved in the protocol.</text:p>
      <text:p text:style-name="P60"/>
      <text:p text:style-name="P61">2. Materials</text:p>
      <text:p text:style-name="P59">This section should list the composition of all buffers, media, solutions, and specialist equipment etc., that are necessary for carrying out the method described in section 3. Suppliers aren’t needed for routine reagents (the reader will use his/her own local supplier) and catalogue numbers aren’t required at all for reagents. All buffers, solutions and media should be presented in the same format <text:s/>i.e. name, colon then composition on one continuous line, with components separated by commas not semi-colons. Do not list individual reagents, but do describe the composition of the solutions, etc they are used in.</text:p>
      <text:p text:style-name="P59"/>
      <text:p text:style-name="P61">3. Methods</text:p>
      <text:p text:style-name="P59">This is the main section and should explain in detail the individual steps necessary to carry out the technique. Where possible, please simply list the steps in numerical order. For techniquesthat comprise a number of separate major procedures, please indicate these separate procedures in the introduction, and then subdivide section 3 into subheadings to cover each procedure (3.1, 3.2 etc). The steps in each subsection should then be numbered individually, renumbering <text:s/>from number one. Do take great care to try to indicate any little "tricks" or nuances that help improve your method by referring to relevant "notes" in section 4 (see below). This sort of information rarely gets into the scientific literature. You may also find it useful to relate to some aspects of the theory in this section indicating the purpose of some of the major steps by cross-referencing to an appropriate “note”. Do not be tempted to get involved in the description of variations/alternatives to your technique in this section: this can be done in the "Notes" section. Stick to the basic procedure detailed in this section.This section must be comprehensive. Do not send the reader away to find information for a particular step in another reference. All relevant practical detail must be given in this section.</text:p>
      <text:p text:style-name="P59"/>
      <text:p text:style-name="P61">4. Notes</text:p>
      <text:p text:style-name="P59">As we all know, even the simplest techniques go wrong from time to time. Would you therefore indicate any major problems or faults that can occur with your technique? Try to indicate themajor sources of problems and how they can be identified and overcome. With reference torelated techniques, any variations of the technique that you have described should also be made in this section, as well as--where relevant--an indication of the sensitivity of the method, timescale for the singled technique, etc. This "Notes" section is a hallmark of this series and has been singled out for praise by a number of reviewers. Please try and make this section as extensive aspossible by putting on paper all of your various experiences with the technique. Each ‘Note’should be cross-referenced with the ‘Materials’ and ‘Methods’ sections, e.g. (see Note 1). </text:p>
      <text:p text:style-name="P59"/>
      <text:p text:style-name="P61">5. References</text:p>
      <text:p text:style-name="P59"><text:soft-page-break/>Arabic numbers should be used for text citations (set within parentheses at point of citation), and they should be listed in numerical order in text, as well as in the reference section. Please be as comprehensive as possible with the references.</text:p>
      <text:p text:style-name="P56"><text:span text:style-name="T2">T</text:span><text:span text:style-name="T1">opDom</text:span></text:p>
      <text:p text:style-name="P9"/>
      <text:p text:style-name="P12">Algorithm outline</text:p>
      <text:p text:style-name="P46"><text:span text:style-name="T1">TopDom (</text:span><text:span text:style-name="T14">Shin et al. 2016</text:span><text:span text:style-name="T1">) <text:s/></text:span><text:span text:style-name="T15">proceeds</text:span><text:span text:style-name="T1"> in three steps. First, it computes a binSignal value that represents, for each bin, an average of the counts between upstream and downstream regions around it. This metric is expected to be low at TAD boundaries and high in mid-position of the domains. Then, the second step consists in detecting minima (i.e. candidate TAD boundaries) in the curve formed by the series of binSignal values along the chromosome using a piecewise linear function. In the final step of the algorithm, the list of boundaries are refined by retaining those that represent regions with significantly depleted interactions between upstream and downstream intervals, compared to contact counts within these intervals, as assessed with a Wilcoxon rank sum test.</text:span></text:p>
      <text:p text:style-name="P25"/>
      <text:p text:style-name="P15">Software availability</text:p>
      <text:p text:style-name="P3"><text:span text:style-name="T54">TopDom was first distributed through the Zhou’s lab website (</text:span><text:a xlink:type="simple" xlink:href="http://zhoulab.usc.edu/TopDom" text:style-name="Internet_20_link" text:visited-style-name="Visited_20_Internet_20_Link"><text:span text:style-name="T55">http://zhoulab.usc.edu/TopDom</text:span></text:a><text:span text:style-name="T54">). However, this latter is no longer maintained. Fortunately, a R package has been developed upon of it (</text:span><text:span text:style-name="T58">Bengtsson and Shin 2018</text:span><text:span text:style-name="T54">; the original script has been made available on the GitHub account hosting this package). </text:span><text:span text:style-name="T56">Instructions for the installation of the package are available on the GitHub page (</text:span><text:a xlink:type="simple" xlink:href="https://github.com/HenrikBengtsson/TopDom" text:style-name="Internet_20_link" text:visited-style-name="Visited_20_Internet_20_Link"><text:span text:style-name="T49">https://github.com/HenrikBengtsson/TopDom</text:span></text:a><text:span text:style-name="T56">).</text:span></text:p>
      <text:p text:style-name="P25"/>
      <text:p text:style-name="P18">Input format</text:p>
      <text:p text:style-name="P26"><text:span text:style-name="T21">The expected format is a N x (N+3) matrix of normalized counts. The first three columns hold information about the chromosome, start and end of the bin </text:span><text:span text:style-name="T22">(genomic coordinates)</text:span><text:span text:style-name="T21">. The remaining matrix entries contain the contact values. </text:span><text:span text:style-name="T20">To be passed to TopDom, the matrix can </text:span><text:span text:style-name="T23">be </text:span><text:span text:style-name="T20">s</text:span><text:span text:style-name="T26">tored in a text file or gzipped format. </text:span><text:span text:style-name="T27">A N x (N+4) format, with an additional id-column, is also accepted.</text:span></text:p>
      <text:p text:style-name="P40"/>
      <text:p text:style-name="P50"><text:s text:c="2"/>Chr10 0<text:tab/><text:tab/>40000<text:tab/><text:tab/>0 0 0 0 ...</text:p>
      <text:p text:style-name="P50"><text:s text:c="2"/>chr10 40000<text:tab/>80000<text:tab/><text:tab/>0 0 0 0 ...</text:p>
      <text:p text:style-name="P50"><text:s text:c="2"/>chr10 80000 <text:s/><text:tab/>12000<text:span text:style-name="T28">0<text:tab/></text:span>0 0 0 0 ...</text:p>
      <text:p text:style-name="P50"><text:s text:c="2"/>chr10 120000<text:tab/>160000<text:tab/>0 0 0 0 ...</text:p>
      <text:p text:style-name="P25"/>
      <text:p text:style-name="P18">Parameters</text:p>
      <text:p text:style-name="P27"><text:span text:style-name="T47">The unique free parameter required by TopDom is a window size, that controls the width of the region considered around each bin for calculating the binSignal at the first step, and for the filtering of false positives at the final step. In the original article, t</text:span>he authors recommend using a <text:span text:style-name="T30">value </text:span>between 5 and 20, <text:span text:style-name="T30">and identify</text:span> 5 as the most appropriate in their <text:span text:style-name="T30">analysis</text:span>.</text:p>
      <text:p text:style-name="P25"/>
      <text:p text:style-name="P13">Launching</text:p>
      <text:p text:style-name="P23"><text:span text:style-name="T45">Once the package installed and loaded in R, l</text:span>aunching of TopDom is simply performed using the <text:span text:style-name="T34">TopDom</text:span> function <text:span text:style-name="T46">on each chromosome</text:span> (<text:span text:style-name="T31">cf. supp. R code</text:span>). </text:p>
      <text:p text:style-name="P28"/>
      <text:p text:style-name="P21">Output format</text:p>
      <text:p text:style-name="P29"><text:span text:style-name="T30">The output of the TopDom function consists in a list of 3 data frames (“</text:span><text:span text:style-name="T38">bed</text:span><text:span text:style-name="T30">”, “</text:span><text:span text:style-name="T38">binSignal</text:span><text:span text:style-name="T30">” and “</text:span><text:span text:style-name="T38">domain</text:span><text:span text:style-name="T30">”). These 3 data frames will automatically be written in the “&lt;topDom_outFile&gt;.bed”, “&lt;topDom_outFile&gt;.binSignal” and “&lt;topDom_outFile&gt;.domain” text files respectively. To retrieve a BED-like format list of TADs, the most straightforward way is to extract the “bed” table of this list and, using the “name” column, to filter the rows containing the “domain“ coordinates (this table also holds information about gaps; </text:span><text:span text:style-name="T32">cf. supp. R code</text:span><text:span text:style-name="T30">). Thus, the resulting genome partition will also contain inter-TAD regions. The domains are non-overlapping. </text:span></text:p>
      <text:p text:style-name="P53">CaTCH</text:p>
      <text:p text:style-name="P28"/>
      <text:p text:style-name="P12">Algorithm outline</text:p>
      <text:p text:style-name="P30">CaTCH <text:span text:style-name="T61">(</text:span><text:span text:style-name="T44">Zhan et al. 2017</text:span><text:span text:style-name="T61">)</text:span> is an algorithm that uses a metric called reciprocal insulation (RI) to quantify how well a TAD is isolated from its neighbors. For example, a RI of 0.5 between two adjacent domains corresponds to average interactions between them are 50% smaller than those within them. Hence, a large RI value indicates that the two domains are separated by a strong boundary. The method starts by segmenting the Hi-C map into a set of domains, and then merging consecutive TADs whose RI score is lower than a given threshold. In order to stratify the whole hierarchy of TADs, CaTCH systematically varies this latter value.</text:p>
      <text:p text:style-name="P31"/>
      <text:p text:style-name="P16">Software availability</text:p>
      <text:p text:style-name="P4"><text:span text:style-name="T56">CaTCH is distributed as a</text:span><text:span text:style-name="T57">n</text:span><text:span text:style-name="T56"> R package. Instructions for </text:span><text:span text:style-name="T57">the </text:span><text:span text:style-name="T56">installation are available on the GitHub page (</text:span><text:a xlink:type="simple" xlink:href="https://github.com/zhanyinx/CaTCH_R" text:style-name="Internet_20_link" text:visited-style-name="Visited_20_Internet_20_Link"><text:span text:style-name="T55">https://github.com/zhanyinx/CaTCH_R</text:span></text:a><text:span text:style-name="T56">).</text:span></text:p>
      <text:p text:style-name="P41"/>
      <text:p text:style-name="P19">Input format</text:p>
      <text:p text:style-name="P32"><text:span text:style-name="T24">The expect input format for CaTCH is a data frame in 4-column format, where each rows contains the normalized count value (4</text:span><text:span text:style-name="T33">th</text:span><text:span text:style-name="T24"> column) between two </text:span><text:span text:style-name="T25">given </text:span><text:span text:style-name="T24">bins (2</text:span><text:span text:style-name="T33">nd</text:span><text:span text:style-name="T24"> and 3</text:span><text:span text:style-name="T33">rd</text:span><text:span text:style-name="T24"> column; integer values). The user guide of CaTCH does not </text:span><text:span text:style-name="T22">specify if the bin numbering should be 0- or 1-based. Text files as well as gzipped files are accepted.</text:span></text:p>
      <text:p text:style-name="P51"/>
      <text:p text:style-name="P52">1 1001 1001 540.6538</text:p>
      <text:p text:style-name="P52">1 1001 1002 246.8385</text:p>
      <text:p text:style-name="P52">1 1001 1003 130.4811</text:p>
      <text:p text:style-name="P52">1 1001 1004 126.1130</text:p>
      <text:p text:style-name="P33"/>
      <text:p text:style-name="P21">Parameters</text:p>
      <text:p text:style-name="P47"><text:span text:style-name="T16">By default, </text:span><text:span text:style-name="T4">CaTCH identifies domains </text:span><text:span text:style-name="T16">for</text:span><text:span text:style-name="T4"> </text:span><text:span text:style-name="T17">a range of</text:span><text:span text:style-name="T4"> insulation thresholds (from 0.001 to 1 by 0.001), and doing so </text:span><text:span text:style-name="T17">detects increasingly larger, more strongly insulated domains</text:span><text:span text:style-name="T4">. After completion of the domain calling, a set of TADs can be </text:span><text:span text:style-name="T16">manually </text:span><text:span text:style-name="T4">extracted for any given threshold </text:span><text:span text:style-name="T8">(smaller value yields to higher number of (smaller) domains)</text:span><text:span text:style-name="T4">. In the original publication, </text:span><text:span text:style-name="T1">the authors report </text:span><text:span text:style-name="T5">that a value of 0.65 </text:span><text:span text:style-name="T1">lead</text:span><text:span text:style-name="T5">s</text:span><text:span text:style-name="T1"> to maximal CTCF enrichment at boundaries, </text:span><text:span text:style-name="T6">and </text:span><text:span text:style-name="T1">the best match wit</text:span><text:span text:style-name="T2">h </text:span><text:span text:style-name="T6">the directionality index method (</text:span><text:span text:style-name="T7">Dixon et al. 2012</text:span><text:span text:style-name="T6">) is obtained with</text:span><text:span text:style-name="T2"> 0.69.</text:span></text:p>
      <text:p text:style-name="P34"/>
      <text:p text:style-name="P10">Launching</text:p>
      <text:p text:style-name="P24"><text:span text:style-name="T45">Once the package installed and loaded in R, l</text:span>aunching of <text:span text:style-name="T45">CaTCH</text:span> is simply performed using the <text:span text:style-name="T35">domain.call</text:span> function (<text:span text:style-name="T31">cf. supp. R code</text:span>). <text:span text:style-name="T45">If TAD calling is performed for multiple chromosomes, multi-threading can be achieved by calling instead </text:span>the <text:span text:style-name="T35">domain.call.</text:span><text:span text:style-name="T36">parallel</text:span> function.</text:p>
      <text:p text:style-name="P35"/>
      <text:p text:style-name="P10">Output format</text:p>
      <text:p text:style-name="P49"><text:span text:style-name="T9">The output of CaTCH consists in a list of two data frames. One (“</text:span><text:span text:style-name="T39">ncluster</text:span><text:span text:style-name="T9">”) stores the number of domains identified for each of the insulation thresholds; the other table (“</text:span><text:span text:style-name="T39">clusters</text:span><text:span text:style-name="T9">”) contains information about the insulation and location of the domains for all the threshold values. A list of TADs in BED-like format can easily be derived from this latter table by extracting the rows at the desired insulation threshold, and converting back bin number (1-based </text:span><text:span text:style-name="T12">or 0-based depending on the input format</text:span><text:span text:style-name="T9">) to genomic coordinates </text:span><text:span text:style-name="T10">(</text:span><text:span text:style-name="T11">cf. supp. R code</text:span><text:span text:style-name="T10">). </text:span><text:span text:style-name="T9">With this algorithm, the genome is fully partitioned into no</text:span><text:span text:style-name="T13">n</text:span><text:span text:style-name="T9">-overlapping domains (no gaps).</text:span></text:p>
      <text:p text:style-name="P55"><text:span text:style-name="T3">Arrowhead</text:span><text:span text:style-name="T1"> </text:span></text:p>
      <text:p text:style-name="P14"/>
      <text:p text:style-name="P14">Algorithm outline</text:p>
      <text:p text:style-name="P36">Arrowhead (<text:span text:style-name="T29">Rao et al. 2014</text:span>) starts with a transformation of the input count matrix (M) into an arrowhead matrix as follows: Ai,i+d= (Mi,i-d – Mi,i+d)/(Mi,i-d + Mi,i+d). Thus, the value of Ai,i+d a reflects the preference of directionality of the locus i for the contacts inside an interval distance of size d. As such, it will take a large positive value if the locus i-d is inside the domain, but not i+d. On the opposite, when i+d lies inside and i-d outside, Ai,i+d will be strongly negative. And it will be almost zero when both loci are outside or inside the domain. Geometrically, if there is a TAD between a and b, it will be apparent in M as a pair of “lower” and “upper” triangles, as these operations sharpen the contours of potential domains. More precisely, if there is a domain corner at the position (a,b), an “upper” (“intra-domain”) triangle (U) of strongly negative entries in M with coordinates <text:s/>(a,a), (a,b), and ((a + b)/2,b) as well as a “lower” (“out-of-domain”) triangle (L) of large positive values with vertices at ((a + b)/2,b), (b,b), and (b,2b-a) will be apparent. Therefore, this pattern can be quantified with a “corner score” that combines: i) the sum of the signs in L minus sum of the signs in U; ii) the sum of the values in L minus sum of the values in U; iii) total variance in U and L. The heuristic for calling domains consists then in detecting their corners by finding cells of M with high corner scores by applying an empirical threshold to the normalized subscores.</text:p>
      <text:p text:style-name="P37"/>
      <text:p text:style-name="P17">Software availability</text:p>
      <text:p text:style-name="P5"><text:span text:style-name="T49">Arrowhead, released as a Java program, is part of the Juicer suite of tools for Hi-C data analysis (</text:span><text:span text:style-name="T59">Durand et al. 2016</text:span><text:span text:style-name="T49">) and is deployed via GitHub (</text:span><text:a xlink:type="simple" xlink:href="https://github.com/aidenlab/juicer/wiki" text:style-name="Internet_20_link" text:visited-style-name="Visited_20_Internet_20_Link"><text:span text:style-name="T49">https://github.com/aidenlab/juicer/wiki</text:span></text:a><text:span text:style-name="T49">).</text:span></text:p>
      <text:p text:style-name="P17"/>
      <text:p text:style-name="P20">Input format</text:p>
      <text:p text:style-name="P6"><text:span text:style-name="T49">The arrowhead program requires </text:span><text:span text:style-name="T50">files in the specific “hic”</text:span><text:span text:style-name="T49"> </text:span><text:span text:style-name="T50">format as input, (“a highly compressed binary file that provides rapid random access to the matrices”). Appropriately, the Juicer pipeline provides another Java tool (“pre”) that can be used to convert count data from text files to hic files (several input formats can be handled; </text:span><text:a xlink:type="simple" xlink:href="https://github.com/aidenlab/juicer/wiki/Pre" text:style-name="Internet_20_link" text:visited-style-name="Visited_20_Internet_20_Link"><text:span text:style-name="T50">https://github.com/aidenlab/juicer/wiki/Pre</text:span></text:a><text:span text:style-name="T50">; </text:span><text:span text:style-name="T60">cf. supp. R code</text:span><text:span text:style-name="T50">).</text:span></text:p>
      <text:p text:style-name="P20"/>
      <text:p text:style-name="P22">Parameters</text:p>
      <text:p text:style-name="P48"><text:span text:style-name="T18">To run Arrowhead, the user should set the size of the sliding </text:span><text:span text:style-name="T19">window </text:span><text:span text:style-name="T18">along the diagonal in which TADs will be detected (“</text:span><text:span text:style-name="T37">-m</text:span><text:span text:style-name="T18">” command line flag). This should be an even number and its default value is 2000. Arrowhead can work on already normalized count data or perform the normalization internally (controlled via the “</text:span><text:span text:style-name="T37">-k</text:span><text:span text:style-name="T18">” command line flag).</text:span></text:p>
      <text:p text:style-name="P22"/>
      <text:p text:style-name="P11">Launching</text:p>
      <text:p text:style-name="P7"><text:span text:style-name="T49">Arrowhead can be launched from a terminal </text:span><text:span text:style-name="T51">by calling Java</text:span><text:span text:style-name="T49"> with the appropriate command (</text:span><text:a xlink:type="simple" xlink:href="https://github.com/aidenlab/juicer/wiki/Arrowhead" text:style-name="Internet_20_link" text:visited-style-name="Visited_20_Internet_20_Link"><text:span text:style-name="T49">https://github.com/aidenlab/juicer/wiki/Arrowhead</text:span></text:a><text:span text:style-name="T49">; </text:span><text:span text:style-name="T60">cf. supp. R code</text:span><text:span text:style-name="T49">). The command can directly specify on which chromosome</text:span><text:span text:style-name="T51">(s)</text:span><text:span text:style-name="T49"> Arrowhead will be run (“</text:span><text:span text:style-name="T40">-c</text:span><text:span text:style-name="T49">” flag), and the “</text:span><text:span text:style-name="T40">--threads</text:span><text:span text:style-name="T49">” flag can be used to achieve multi-threading.</text:span></text:p>
      <text:p text:style-name="P11"/>
      <text:p text:style-name="P11">Output format</text:p>
      <text:p text:style-name="P42">After completion of the program, an output file (“<text:span text:style-name="T48">&lt;resolution&gt;</text:span>_blocks”) containing information about the domains found and some statistics will be written. In this latter, each row stores information for a domain, with its start and end genomic coordinates (not sorted). The partition obtained from Arrowhead can contain gaps. In addition, domains can be nested or overlapping. Therefore, some additional post-processing might be necessary, depending of the desired output (<text:span text:style-name="T32">cf. supp. R code</text:span>).</text:p>
      <text:p text:style-name="P11"/>
      <text:p text:style-name="P54">Comparison between two genome partitions with the Measure of Concordance (MoC)</text:p>
      <text:p text:style-name="P43"/>
      <text:p text:style-name="P44">The Measure of Concordance (MoC), previously introduced to compare clustering partitions (<text:span text:style-name="T43">Pfitzner </text:span><text:span text:style-name="T42">et al. 2009</text:span>), can be used to assess the similarity between two TAD caller results. Briefly, given two sets of TADs, MoC assesses the overlap between each pair of TADs, measured in number of base pairs and considering the overall size of both TADs. MoC ranges from 0, complete lack of concordance, to 1, perfect concordance, and it has the desirable property of being symmetric. </text:p>
      <text:p text:style-name="P8"><text:span text:style-name="T52">An implementation of t</text:span><text:span text:style-name="T49">he MoC calculation </text:span><text:span text:style-name="T52">can be found </text:span><text:span text:style-name="T49">in a publicly available </text:span><text:span text:style-name="T52">R </text:span><text:span text:style-name="T49">script (</text:span><text:a xlink:type="simple" xlink:href="https://github.com/CSOgroup/TAD-benchmarking-scripts/blob/master/Figure2/fig2_fig3_fig4_fig5_moc_calc.R" text:style-name="Internet_20_link" text:visited-style-name="Visited_20_Internet_20_Link"><text:span text:style-name="T49">https://github.com/CSOgroup/TAD-benchmarking-scripts/blob/master/Figure2/fig2_fig3_fig4_fig5_moc_calc.R</text:span></text:a><text:span text:style-name="T49">). </text:span><text:span text:style-name="T52">The two partitions to be compared can simply be passed as 3-column BED format (chromosome, start, end) to the </text:span><text:span text:style-name="T41">get_MoC</text:span><text:span text:style-name="T52"> function, either by providing the path to corresponding BED file or as a data frame R object. Some additional parameters can be used to control e.g. how to handle comparison with a gap and a domain or if a penalty for the number of TADs should be introduced (cf. description in the source code). To speed up the calculation, multi-threading is supported (</text:span><text:span text:style-name="T41">nCpu </text:span><text:span text:style-name="T52">parameter).</text:span></text:p>
      <text:p text:style-name="P44"/>
      <text:p text:style-name="P45"><text:span text:style-name="T65">R</text:span>eferences</text:p>
      <text:p text:style-name="P38"/>
      <text:p text:style-name="P2"><text:span text:style-name="T49">Bengtsson, </text:span><text:span text:style-name="T53">H. </text:span><text:span text:style-name="T49">and Shin, </text:span><text:span text:style-name="T53">H. </text:span><text:span text:style-name="T49">(2018). R Package TopDom: An Efficient and Deterministic Method for Identifying Topological Domains in Genomes. R package version 0.8.1. </text:span><text:a xlink:type="simple" xlink:href="https://github.com/HenrikBengtsson/TopDom" text:style-name="Internet_20_link" text:visited-style-name="Visited_20_Internet_20_Link"><text:span text:style-name="T49">https://github.com/HenrikBengtsson/TopDom</text:span></text:a></text:p>
      <text:p text:style-name="P38"/>
      <text:p text:style-name="P1">Dixon J. R., et al. <text:span text:style-name="T62">(2012). </text:span>Topological domains in mammalian genomes identified by analysis of chromatin interactions. <text:span text:style-name="T63">Nature</text:span>. <text:span text:style-name="T62">485</text:span>(7398):376–80.</text:p>
      <text:p text:style-name="P1">Durand, <text:span text:style-name="T62">N. C. et al. (2016)</text:span>. Juicer provides a one-click system for analyzing loop-resolution Hi-C experiments. <text:span text:style-name="T63">Cell Systems. </text:span>3(1):<text:span text:style-name="T62">95-98</text:span>.</text:p>
      <text:p text:style-name="P1">Pfitzner D. <text:span text:style-name="T62">et al. (2009). </text:span>Characterization and evaluation of similarity measures for pairs of clusterings. <text:span text:style-name="T63">Knowledge and Information Systems</text:span>. 19(3):361.</text:p>
      <text:p text:style-name="P1"><text:span text:style-name="T62">Rao et al. (2014). </text:span>A 3D <text:span text:style-name="T62">m</text:span>ap of the <text:span text:style-name="T62">h</text:span>uman <text:span text:style-name="T62">g</text:span>enome at <text:span text:style-name="T62">k</text:span>ilobase <text:span text:style-name="T62">r</text:span>esolution <text:span text:style-name="T62">r</text:span>eveals <text:span text:style-name="T62">p</text:span>rinciples of <text:span text:style-name="T62">c</text:span>hromatin <text:span text:style-name="T62">l</text:span>ooping. <text:span text:style-name="T64">Cell</text:span><text:span text:style-name="T62">. </text:span>159<text:span text:style-name="T62">(7):</text:span>1665-1680</text:p>
      <text:p text:style-name="P39">Shin, H. et al. <text:span text:style-name="T62">(2016).</text:span> TopDom: an efficient and deterministic method for identifying topological domains in genomes. <text:span text:style-name="T63">Nucleic </text:span><text:span text:style-name="T64">a</text:span><text:span text:style-name="T63">cids </text:span><text:span text:style-name="T64">research</text:span>. 44(7):e70.</text:p>
      <text:p text:style-name="P39"/>
      <text:p text:style-name="P39">Zhan, Y. et al. <text:span text:style-name="T62">(2017).</text:span> Reciprocal insulation analysis of Hi-C data shows that TADs represent a functionally but not structurally privileged scale in the hierarchical folding of chromosomes. <text:span text:style-name="T63">Genome </text:span><text:span text:style-name="T64">r</text:span><text:span text:style-name="T63">es</text:span><text:span text:style-name="T64">earch</text:span><text:span text:style-name="T62">. </text:span>7;27(3):479–9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7T06:59:54.073888671</meta:creation-date>
    <dc:date>2019-10-22T17:18:44.341042472</dc:date>
    <meta:editing-duration>PT1H42M6S</meta:editing-duration>
    <meta:editing-cycles>17</meta:editing-cycles>
    <meta:generator>LibreOffice/5.4.5.1$Linux_X86_64 LibreOffice_project/79c9829dd5d8054ec39a82dc51cd9eff340dbee8</meta:generator>
    <meta:document-statistic meta:table-count="0" meta:image-count="0" meta:object-count="0" meta:page-count="6" meta:paragraph-count="73" meta:word-count="2384" meta:character-count="15049" meta:non-whitespace-character-count="12717"/>
  </office:meta>
</office:document-meta>
</file>